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ain.copyToOutput( String re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Main.prepareConnecto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Main.main( String [ ] ar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in.prepareServerLog( File log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Main.prepareAccessLog( File lo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ain.prepareShutdow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Main.message( String messag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ain.run( )</text:p>
          </table:table-cell>
          <table:table-cell office:value-type="float" office:value="9">
            <text:p text:style-name="Table_20_Contents">9</text:p>
          </table:table-cell>
          <table:table-cell office:value-type="float" office:value="3">
            <text:p text:style-name="Table_20_Contents">3</text:p>
          </table:table-cell>
          <table:table-cell office:value-type="float" office:value="54">
            <text:p text:style-name="Table_20_Contents">54</text:p>
          </table:table-cell>
        </table:table-row>
        <table:table-row>
          <table:table-cell office:value-type="string">
            <text:p text:style-name="Table_20_Contents">Main.Main( String [ ] ar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Main.prepareWebapp( File file , File repository , File tmp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5">
            <text:p text:style-name="Table_20_Contents">1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